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NewRomanPSMT" svg:font-family="TimesNewRomanPSMT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text-properties fo:color="#808080" fo:font-size="19pt" fo:font-weight="bold" style:font-size-asian="19pt" style:font-weight-asian="bold" style:font-size-complex="19pt" style:font-weight-complex="bold"/>
    </style:style>
    <style:style style:name="P2" style:family="paragraph" style:parent-style-name="Standard" style:list-style-name="">
      <style:paragraph-properties style:line-height-at-least="0.222in">
        <style:tab-stops>
          <style:tab-stop style:position="0.389in"/>
        </style:tab-stops>
      </style:paragraph-properties>
      <style:text-properties fo:color="#666666" style:font-name="Verdana" fo:font-size="22pt" style:font-name-asian="Verdana" style:font-size-asian="22pt" style:font-name-complex="Verdana" style:font-size-complex="22pt"/>
    </style:style>
    <style:style style:name="P3" style:family="paragraph" style:parent-style-name="Standard" style:list-style-name="">
      <style:text-properties fo:color="#666666" style:font-name="Verdana" fo:font-size="17pt" style:font-name-asian="Verdana" style:font-size-asian="17pt" style:font-name-complex="Verdana" style:font-size-complex="17pt"/>
    </style:style>
    <style:style style:name="P4" style:family="paragraph" style:parent-style-name="Standard" style:list-style-name="">
      <style:text-properties fo:color="#797979" style:font-name="TimesNewRomanPSMT" fo:font-size="21pt" fo:font-weight="bold" style:font-name-asian="TimesNewRomanPSMT" style:font-size-asian="21pt" style:font-weight-asian="bold" style:font-name-complex="TimesNewRomanPSMT" style:font-size-complex="21pt" style:font-weight-complex="bold"/>
    </style:style>
    <style:style style:name="P5" style:family="paragraph" style:parent-style-name="Standard" style:list-style-name="">
      <style:paragraph-properties fo:margin-top="0in" fo:margin-bottom="0.139in"/>
      <style:text-properties fo:color="#999999" style:font-name="Verdana" fo:font-size="24pt" fo:font-weight="bold" style:font-name-asian="Verdana" style:font-size-asian="24pt" style:font-weight-asian="bold" style:font-name-complex="Verdana" style:font-size-complex="24pt" style:font-weight-complex="bold"/>
    </style:style>
    <style:style style:name="P6" style:family="paragraph" style:parent-style-name="Standard" style:list-style-name="">
      <style:paragraph-properties fo:margin-top="0in" fo:margin-bottom="0.139in"/>
      <style:text-properties fo:color="#7a7a7a" style:font-name="Verdana" fo:font-size="20pt" fo:font-weight="bold" style:font-name-asian="Verdana" style:font-size-asian="20pt" style:font-weight-asian="bold" style:font-name-complex="Verdana" style:font-size-complex="20pt" style:font-weight-complex="bold"/>
    </style:style>
    <style:style style:name="P7" style:family="paragraph" style:parent-style-name="Standard">
      <style:paragraph-properties fo:margin-left="0.5in" fo:margin-right="0in" style:line-height-at-least="0.222in" fo:text-indent="-0.5in" style:auto-text-indent="false">
        <style:tab-stops>
          <style:tab-stop style:position="-0.3472in"/>
          <style:tab-stop style:position="0in"/>
        </style:tab-stops>
      </style:paragraph-properties>
      <style:text-properties fo:color="#666666" style:font-name="Verdana" fo:font-size="17pt" style:font-name-asian="Verdana" style:font-size-asian="17pt" style:font-name-complex="Verdana" style:font-size-complex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iginal Irish Cream</text:p>
      <text:p text:style-name="P2"/>
      <text:p text:style-name="P6">Ingredients</text:p>
      <text:p text:style-name="P7"><text:tab/><text:tab/>1 cup heavy cream</text:p>
      <text:p text:style-name="P7"><text:tab/><text:tab/>1 (14 ounce) can sweetened condensed milk</text:p>
      <text:p text:style-name="P7"><text:tab/><text:tab/>1 2/3 cups Irish whiskey</text:p>
      <text:p text:style-name="P7"><text:tab/><text:tab/>1 teaspoon instant coffee granules</text:p>
      <text:p text:style-name="P7"><text:tab/><text:tab/>2 tablespoons chocolate syrup</text:p>
      <text:p text:style-name="P7"><text:tab/><text:tab/>1 teaspoon vanilla extract</text:p>
      <text:p text:style-name="P7"><text:tab/><text:tab/>1 teaspoon almond extract</text:p>
      <text:p text:style-name="P3"/>
      <text:p text:style-name="P6">Directions</text:p>
      <text:p text:style-name="P7"><text:s text:c="6"/>In a blender, combine heavy cream, sweetened condensed milk, Irish whiskey, instant coffee, chocolate syrup, vanilla extract, and almond extract. Blend on high for 20 to 30 seconds. Store in a tightly sealed container in the refrigerator. Shake well before serving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NewRomanPSMT" svg:font-family="TimesNewRomanPSMT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09:04:26</meta:creation-date>
    <meta:document-statistic meta:table-count="0" meta:image-count="0" meta:object-count="0" meta:page-count="1" meta:paragraph-count="11" meta:word-count="79" meta:character-count="522"/>
    <dc:date>2011-08-10T09:05:07</dc:date>
    <dc:creator>Robert Houk</dc:creator>
    <meta:editing-duration>PT00H00M41S</meta:editing-duration>
    <meta:editing-cycles>1</meta:editing-cycles>
    <meta:generator>OpenOffice.org/3.2$Unix OpenOffice.org_project/320m18$Build-9502</meta:generator>
  </office:meta>
</office:document-meta>
</file>